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2" number:language="en" number:country="US">
      <number:hours number:style="long"/>
      <number:text>:</number:text>
      <number:minutes number:style="long"/>
      <number:text> </number:text>
      <number:am-pm/>
    </number:time-style>
    <style:style style:name="ce2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20042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44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3"/>
        <table:table-column table:style-name="co1" table:number-columns-repeated="102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Total time</text:p>
          </table:table-cell>
          <table:covered-table-cell/>
          <table:table-cell table:style-name="ce3" table:formula="of:=SUM([.D2:.D10000])" office:value-type="time" office:time-value="PT11H05M00S" calcext:value-type="time">
            <text:p>11:05</text:p>
          </table:table-cell>
          <table:table-cell office:value-type="string" calcext:value-type="string">
            <text:p>Done (%)</text:p>
          </table:table-cell>
          <table:table-cell table:style-name="ce15" table:formula="of:=[.H1]/(60*28/24)" office:value-type="percentage" office:value="0.00659722222222222" calcext:value-type="percentage">
            <text:p>0.659722%</text:p>
          </table:table-cell>
          <table:table-cell table:number-columns-repeated="1014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IF(([.C2]-[.B2]) &gt;= 0; ([.C2]-[.B2]); 1-ABS([.C2]-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3" table:formula="of:=1-MOD([.H1]; 1)" office:value-type="time" office:time-value="PT12H55M00S" calcext:value-type="time">
            <text:p>12:55</text:p>
          </table:table-cell>
          <table:table-cell table:number-columns-repeated="1016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IF(([.C3]-[.B3]) &gt;= 0; ([.C3]-[.B3]); 1-ABS([.C3]-[.B3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/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IF(([.C4]-[.B4]) &gt;= 0; ([.C4]-[.B4]); 1-ABS([.C4]-[.B4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IF(([.C5]-[.B5]) &gt;= 0; ([.C5]-[.B5]); 1-ABS([.C5]-[.B5]))" office:value-type="time" office:time-value="PT03H10M00S" calcext:value-type="time">
            <text:p>03:10</text:p>
          </table:table-cell>
          <table:table-cell table:number-columns-repeated="3"/>
          <table:table-cell table:style-name="ce3"/>
          <table:table-cell/>
          <table:table-cell table:style-name="ce14"/>
          <table:table-cell table:number-columns-repeated="1014"/>
        </table:table-row>
        <table:table-row table:style-name="ro1">
          <table:table-cell/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IF(([.C6]-[.B6]) &gt;= 0; ([.C6]-[.B6]); 1-ABS([.C6]-[.B6]))" office:value-type="time" office:time-value="PT00H20M00S" calcext:value-type="time">
            <text:p>00:20</text:p>
          </table:table-cell>
          <table:table-cell table:number-columns-repeated="1020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IF(([.C7]-[.B7]) &gt;= 0; ([.C7]-[.B7]); 1-ABS([.C7]-[.B7]))" office:value-type="time" office:time-value="PT01H20M00S" calcext:value-type="time">
            <text:p>01:20</text:p>
          </table:table-cell>
          <table:table-cell table:number-columns-repeated="4"/>
          <table:table-cell table:style-name="ce5"/>
          <table:table-cell table:number-columns-repeated="1015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IF(([.C8]-[.B8]) &gt;= 0; ([.C8]-[.B8]); 1-ABS([.C8]-[.B8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/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IF(([.C9]-[.B9]) &gt;= 0; ([.C9]-[.B9]); 1-ABS([.C9]-[.B9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IF(([.C10]-[.B10]) &gt;= 0; ([.C10]-[.B10]); 1-ABS([.C10]-[.B10]))" office:value-type="time" office:time-value="PT02H05M00S" calcext:value-type="time">
            <text:p>02:0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]-[.B11]) &gt;= 0; ([.C11]-[.B11]); 1-ABS([.C11]-[.B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]-[.B12]) &gt;= 0; ([.C12]-[.B12]); 1-ABS([.C12]-[.B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]-[.B13]) &gt;= 0; ([.C13]-[.B13]); 1-ABS([.C13]-[.B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]-[.B14]) &gt;= 0; ([.C14]-[.B14]); 1-ABS([.C14]-[.B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]-[.B15]) &gt;= 0; ([.C15]-[.B15]); 1-ABS([.C15]-[.B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]-[.B16]) &gt;= 0; ([.C16]-[.B16]); 1-ABS([.C16]-[.B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]-[.B17]) &gt;= 0; ([.C17]-[.B17]); 1-ABS([.C17]-[.B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]-[.B18]) &gt;= 0; ([.C18]-[.B18]); 1-ABS([.C18]-[.B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]-[.B19]) &gt;= 0; ([.C19]-[.B19]); 1-ABS([.C19]-[.B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]-[.B20]) &gt;= 0; ([.C20]-[.B20]); 1-ABS([.C20]-[.B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]-[.B21]) &gt;= 0; ([.C21]-[.B21]); 1-ABS([.C21]-[.B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]-[.B22]) &gt;= 0; ([.C22]-[.B22]); 0.5-ABS([.C22]-[.B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]-[.B23]) &gt;= 0; ([.C23]-[.B23]); 1-ABS([.C23]-[.B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]-[.B24]) &gt;= 0; ([.C24]-[.B24]); 0.5-ABS([.C24]-[.B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]-[.B25]) &gt;= 0; ([.C25]-[.B25]); 0.5-ABS([.C25]-[.B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]-[.B26]) &gt;= 0; ([.C26]-[.B26]); 0.5-ABS([.C26]-[.B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]-[.B27]) &gt;= 0; ([.C27]-[.B27]); 0.5-ABS([.C27]-[.B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8]-[.B28]) &gt;= 0; ([.C28]-[.B28]); 0.5-ABS([.C28]-[.B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9]-[.B29]) &gt;= 0; ([.C29]-[.B29]); 0.5-ABS([.C29]-[.B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0]-[.B30]) &gt;= 0; ([.C30]-[.B30]); 0.5-ABS([.C30]-[.B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1]-[.B31]) &gt;= 0; ([.C31]-[.B31]); 0.5-ABS([.C31]-[.B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2]-[.B32]) &gt;= 0; ([.C32]-[.B32]); 0.5-ABS([.C32]-[.B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3]-[.B33]) &gt;= 0; ([.C33]-[.B33]); 0.5-ABS([.C33]-[.B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4]-[.B34]) &gt;= 0; ([.C34]-[.B34]); 1-ABS([.C34]-[.B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5]-[.B35]) &gt;= 0; ([.C35]-[.B35]); 0.5-ABS([.C35]-[.B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6]-[.B36]) &gt;= 0; ([.C36]-[.B36]); 1-ABS([.C36]-[.B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7]-[.B37]) &gt;= 0; ([.C37]-[.B37]); 0.5-ABS([.C37]-[.B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8]-[.B38]) &gt;= 0; ([.C38]-[.B38]); 0.5-ABS([.C38]-[.B38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39]-[.B39]) &gt;= 0; ([.C39]-[.B39]); 0.5-ABS([.C39]-[.B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0]-[.B40]) &gt;= 0; ([.C40]-[.B40]); 0.5-ABS([.C40]-[.B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1]-[.B41]) &gt;= 0; ([.C41]-[.B41]); 0.5-ABS([.C41]-[.B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2]-[.B42]) &gt;= 0; ([.C42]-[.B42]); 0.5-ABS([.C42]-[.B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3]-[.B43]) &gt;= 0; ([.C43]-[.B43]); 1-ABS([.C43]-[.B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4]-[.B44]) &gt;= 0; ([.C44]-[.B44]); 0.5-ABS([.C44]-[.B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5]-[.B45]) &gt;= 0; ([.C45]-[.B45]); 0.5-ABS([.C45]-[.B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6]-[.B46]) &gt;= 0; ([.C46]-[.B46]); 0.5-ABS([.C46]-[.B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7]-[.B47]) &gt;= 0; ([.C47]-[.B47]); 0.5-ABS([.C47]-[.B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8]-[.B48]) &gt;= 0; ([.C48]-[.B48]); 1-ABS([.C48]-[.B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9]-[.B49]) &gt;= 0; ([.C49]-[.B49]); 0.5-ABS([.C49]-[.B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0]-[.B50]) &gt;= 0; ([.C50]-[.B50]); 0.5-ABS([.C50]-[.B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1]-[.B51]) &gt;= 0; ([.C51]-[.B51]); 0.5-ABS([.C51]-[.B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2]-[.B52]) &gt;= 0; ([.C52]-[.B52]); 0.5-ABS([.C52]-[.B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3]-[.B53]) &gt;= 0; ([.C53]-[.B53]); 0.5-ABS([.C53]-[.B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4]-[.B54]) &gt;= 0; ([.C54]-[.B54]); 0.5-ABS([.C54]-[.B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5]-[.B55]) &gt;= 0; ([.C55]-[.B55]); 1-ABS([.C55]-[.B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6]-[.B56]) &gt;= 0; ([.C56]-[.B56]); 0.5-ABS([.C56]-[.B56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57]-[.B57]) &gt;= 0; ([.C57]-[.B57]); 0.5-ABS([.C57]-[.B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8]-[.B58]) &gt;= 0; ([.C58]-[.B58]); 1-ABS([.C58]-[.B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9]-[.B59]) &gt;= 0; ([.C59]-[.B59]); 0.5-ABS([.C59]-[.B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0]-[.B60]) &gt;= 0; ([.C60]-[.B60]); 0.5-ABS([.C60]-[.B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1]-[.B61]) &gt;= 0; ([.C61]-[.B61]); 1-ABS([.C61]-[.B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2]-[.B62]) &gt;= 0; ([.C62]-[.B62]); 0.5-ABS([.C62]-[.B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3]-[.B63]) &gt;= 0; ([.C63]-[.B63]); 0.5-ABS([.C63]-[.B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4]-[.B64]) &gt;= 0; ([.C64]-[.B64]); 0.5-ABS([.C64]-[.B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5]-[.B65]) &gt;= 0; ([.C65]-[.B65]); 0.5-ABS([.C65]-[.B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6]-[.B66]) &gt;= 0; ([.C66]-[.B66]); 0.5-ABS([.C66]-[.B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7]-[.B67]) &gt;= 0; ([.C67]-[.B67]); 1-ABS([.C67]-[.B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8]-[.B68]) &gt;= 0; ([.C68]-[.B68]); 0.5-ABS([.C68]-[.B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9]-[.B69]) &gt;= 0; ([.C69]-[.B69]); 0.5-ABS([.C69]-[.B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0]-[.B70]) &gt;= 0; ([.C70]-[.B70]); 0.5-ABS([.C70]-[.B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1]-[.B71]) &gt;= 0; ([.C71]-[.B71]); 0.5-ABS([.C71]-[.B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2]-[.B72]) &gt;= 0; ([.C72]-[.B72]); 0.5-ABS([.C72]-[.B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3]-[.B73]) &gt;= 0; ([.C73]-[.B73]); 0.5-ABS([.C73]-[.B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4]-[.B74]) &gt;= 0; ([.C74]-[.B74]); 1-ABS([.C74]-[.B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5]-[.B75]) &gt;= 0; ([.C75]-[.B75]); 0.5-ABS([.C75]-[.B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6]-[.B76]) &gt;= 0; ([.C76]-[.B76]); 0.5-ABS([.C76]-[.B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7]-[.B77]) &gt;= 0; ([.C77]-[.B77]); 1-ABS([.C77]-[.B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8]-[.B78]) &gt;= 0; ([.C78]-[.B78]); 0.5-ABS([.C78]-[.B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9]-[.B79]) &gt;= 0; ([.C79]-[.B79]); 0.5-ABS([.C79]-[.B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0]-[.B80]) &gt;= 0; ([.C80]-[.B80]); 0.5-ABS([.C80]-[.B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1]-[.B81]) &gt;= 0; ([.C81]-[.B81]); 0.5-ABS([.C81]-[.B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2]-[.B82]) &gt;= 0; ([.C82]-[.B82]); 0.5-ABS([.C82]-[.B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3]-[.B83]) &gt;= 0; ([.C83]-[.B83]); 0.5-ABS([.C83]-[.B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4]-[.B84]) &gt;= 0; ([.C84]-[.B84]); 1-ABS([.C84]-[.B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5]-[.B85]) &gt;= 0; ([.C85]-[.B85]); 0.5-ABS([.C85]-[.B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6]-[.B86]) &gt;= 0; ([.C86]-[.B86]); 0.5-ABS([.C86]-[.B86]))" office:value-type="time" office:time-value="PT00H00M00S" calcext:value-type="time">
            <text:p>00:00</text:p>
          </table:table-cell>
          <table:table-cell/>
          <table:table-cell table:style-name="ce3"/>
          <table:table-cell table:style-name="ce9"/>
          <table:table-cell table:number-columns-repeated="3"/>
          <table:table-cell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([.C87]-[.B87]) &gt;= 0; ([.C87]-[.B87]); 1-ABS([.C87]-[.B87]))" office:value-type="time" office:time-value="PT00H00M00S" calcext:value-type="time">
            <text:p>00:00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table:number-columns-repeated="3"/>
          <table:table-cell table:formula="of:=IF(([.C88]-[.B88]) &gt;= 0; ([.C88]-[.B88]); 0.5-ABS([.C88]-[.B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9]-[.B89]) &gt;= 0; ([.C89]-[.B89]); 0.5-ABS([.C89]-[.B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0]-[.B90]) &gt;= 0; ([.C90]-[.B90]); 0.5-ABS([.C90]-[.B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1]-[.B91]) &gt;= 0; ([.C91]-[.B91]); 0.5-ABS([.C91]-[.B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2]-[.B92]) &gt;= 0; ([.C92]-[.B92]); 0.5-ABS([.C92]-[.B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3]-[.B93]) &gt;= 0; ([.C93]-[.B93]); 0.5-ABS([.C93]-[.B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4]-[.B94]) &gt;= 0; ([.C94]-[.B94]); 0.5-ABS([.C94]-[.B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5]-[.B95]) &gt;= 0; ([.C95]-[.B95]); 0.5-ABS([.C95]-[.B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6]-[.B96]) &gt;= 0; ([.C96]-[.B96]); 1-ABS([.C96]-[.B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7]-[.B97]) &gt;= 0; ([.C97]-[.B97]); 0.5-ABS([.C97]-[.B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8]-[.B98]) &gt;= 0; ([.C98]-[.B98]); 0.5-ABS([.C98]-[.B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9]-[.B99]) &gt;= 0; ([.C99]-[.B99]); 0.5-ABS([.C99]-[.B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0]-[.B100]) &gt;= 0; ([.C100]-[.B100]); 0.5-ABS([.C100]-[.B1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1]-[.B101]) &gt;= 0; ([.C101]-[.B101]); 0.5-ABS([.C101]-[.B1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2]-[.B102]) &gt;= 0; ([.C102]-[.B102]); 0.5-ABS([.C102]-[.B1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3]-[.B103]) &gt;= 0; ([.C103]-[.B103]); 0.5-ABS([.C103]-[.B1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4]-[.B104]) &gt;= 0; ([.C104]-[.B104]); 0.5-ABS([.C104]-[.B1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5]-[.B105]) &gt;= 0; ([.C105]-[.B105]); 0.5-ABS([.C105]-[.B1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6]-[.B106]) &gt;= 0; ([.C106]-[.B106]); 0.5-ABS([.C106]-[.B1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7]-[.B107]) &gt;= 0; ([.C107]-[.B107]); 0.5-ABS([.C107]-[.B1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8]-[.B108]) &gt;= 0; ([.C108]-[.B108]); 1-ABS([.C108]-[.B1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9]-[.B109]) &gt;= 0; ([.C109]-[.B109]); 1-ABS([.C109]-[.B1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0]-[.B110]) &gt;= 0; ([.C110]-[.B110]); 0.5-ABS([.C110]-[.B1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1]-[.B111]) &gt;= 0; ([.C111]-[.B111]); 0.5-ABS([.C111]-[.B1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2]-[.B112]) &gt;= 0; ([.C112]-[.B112]); 0.5-ABS([.C112]-[.B1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3]-[.B113]) &gt;= 0; ([.C113]-[.B113]); 0.5-ABS([.C113]-[.B1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4]-[.B114]) &gt;= 0; ([.C114]-[.B114]); 0.5-ABS([.C114]-[.B1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5]-[.B115]) &gt;= 0; ([.C115]-[.B115]); 0.5-ABS([.C115]-[.B1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6]-[.B116]) &gt;= 0; ([.C116]-[.B116]); 0.5-ABS([.C116]-[.B1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7]-[.B117]) &gt;= 0; ([.C117]-[.B117]); 0.5-ABS([.C117]-[.B1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8]-[.B118]) &gt;= 0; ([.C118]-[.B118]); 0.5-ABS([.C118]-[.B1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9]-[.B119]) &gt;= 0; ([.C119]-[.B119]); 0.5-ABS([.C119]-[.B1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0]-[.B120]) &gt;= 0; ([.C120]-[.B120]); 0.5-ABS([.C120]-[.B1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1]-[.B121]) &gt;= 0; ([.C121]-[.B121]); 0.5-ABS([.C121]-[.B1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2]-[.B122]) &gt;= 0; ([.C122]-[.B122]); 0.5-ABS([.C122]-[.B122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123]-[.B123]) &gt;= 0; ([.C123]-[.B123]); 0.5-ABS([.C123]-[.B1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4]-[.B124]) &gt;= 0; ([.C124]-[.B124]); 0.5-ABS([.C124]-[.B1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5]-[.B125]) &gt;= 0; ([.C125]-[.B125]); 0.5-ABS([.C125]-[.B1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6]-[.B126]) &gt;= 0; ([.C126]-[.B126]); 0.5-ABS([.C126]-[.B1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7]-[.B127]) &gt;= 0; ([.C127]-[.B127]); 0.5-ABS([.C127]-[.B1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8]-[.B128]) &gt;= 0; ([.C128]-[.B128]); 1-ABS([.C128]-[.B1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9]-[.B129]) &gt;= 0; ([.C129]-[.B129]); 0.5-ABS([.C129]-[.B1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0]-[.B130]) &gt;= 0; ([.C130]-[.B130]); 0.5-ABS([.C130]-[.B1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1]-[.B131]) &gt;= 0; ([.C131]-[.B131]); 1-ABS([.C131]-[.B1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2]-[.B132]) &gt;= 0; ([.C132]-[.B132]); 0.5-ABS([.C132]-[.B1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3]-[.B133]) &gt;= 0; ([.C133]-[.B133]); 0.5-ABS([.C133]-[.B1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4]-[.B134]) &gt;= 0; ([.C134]-[.B134]); 1-ABS([.C134]-[.B1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5]-[.B135]) &gt;= 0; ([.C135]-[.B135]); 0.5-ABS([.C135]-[.B1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6]-[.B136]) &gt;= 0; ([.C136]-[.B136]); 0.5-ABS([.C136]-[.B1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7]-[.B137]) &gt;= 0; ([.C137]-[.B137]); 0.5-ABS([.C137]-[.B1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8]-[.B138]) &gt;= 0; ([.C138]-[.B138]); 0.5-ABS([.C138]-[.B1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9]-[.B139]) &gt;= 0; ([.C139]-[.B139]); 0.5-ABS([.C139]-[.B1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0]-[.B140]) &gt;= 0; ([.C140]-[.B140]); 1-ABS([.C140]-[.B1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1]-[.B141]) &gt;= 0; ([.C141]-[.B141]); 0.5-ABS([.C141]-[.B1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2]-[.B142]) &gt;= 0; ([.C142]-[.B142]); 1-ABS([.C142]-[.B1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3]-[.B143]) &gt;= 0; ([.C143]-[.B143]); 0.5-ABS([.C143]-[.B1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4]-[.B144]) &gt;= 0; ([.C144]-[.B144]); 1-ABS([.C144]-[.B1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5]-[.B145]) &gt;= 0; ([.C145]-[.B145]); 1-ABS([.C145]-[.B1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6]-[.B146]) &gt;= 0; ([.C146]-[.B146]); 1-ABS([.C146]-[.B1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7]-[.B147]) &gt;= 0; ([.C147]-[.B147]); 1-ABS([.C147]-[.B1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8]-[.B148]) &gt;= 0; ([.C148]-[.B148]); 1-ABS([.C148]-[.B1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9]-[.B149]) &gt;= 0; ([.C149]-[.B149]); 1-ABS([.C149]-[.B1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0]-[.B150]) &gt;= 0; ([.C150]-[.B150]); 1-ABS([.C150]-[.B1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1]-[.B151]) &gt;= 0; ([.C151]-[.B151]); 1-ABS([.C151]-[.B1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2]-[.B152]) &gt;= 0; ([.C152]-[.B152]); 0.5-ABS([.C152]-[.B152]))" office:value-type="time" office:time-value="PT00H00M00S" calcext:value-type="time">
            <text:p>00:0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number-columns-repeated="3"/>
          <table:table-cell table:formula="of:=IF(([.C153]-[.B153]) &gt;= 0; ([.C153]-[.B153]); 0.5-ABS([.C153]-[.B153]))" office:value-type="time" office:time-value="PT00H00M00S" calcext:value-type="time">
            <text:p>00:00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formula="of:=IF(([.C154]-[.B154]) &gt;= 0; ([.C154]-[.B154]); 0.5-ABS([.C154]-[.B1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5]-[.B155]) &gt;= 0; ([.C155]-[.B155]); 1-ABS([.C155]-[.B1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6]-[.B156]) &gt;= 0; ([.C156]-[.B156]); 0.5-ABS([.C156]-[.B1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7]-[.B157]) &gt;= 0; ([.C157]-[.B157]); 1-ABS([.C157]-[.B1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8]-[.B158]) &gt;= 0; ([.C158]-[.B158]); 0.5-ABS([.C158]-[.B1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9]-[.B159]) &gt;= 0; ([.C159]-[.B159]); 1-ABS([.C159]-[.B1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0]-[.B160]) &gt;= 0; ([.C160]-[.B160]); 0.5-ABS([.C160]-[.B1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1]-[.B161]) &gt;= 0; ([.C161]-[.B161]); 0.5-ABS([.C161]-[.B1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2]-[.B162]) &gt;= 0; ([.C162]-[.B162]); 1-ABS([.C162]-[.B1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3]-[.B163]) &gt;= 0; ([.C163]-[.B163]); 0.5-ABS([.C163]-[.B1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4]-[.B164]) &gt;= 0; ([.C164]-[.B164]); 0.5-ABS([.C164]-[.B1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5]-[.B165]) &gt;= 0; ([.C165]-[.B165]); 1-ABS([.C165]-[.B1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6]-[.B166]) &gt;= 0; ([.C166]-[.B166]); 0.5-ABS([.C166]-[.B166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167]-[.B167]) &gt;= 0; ([.C167]-[.B167]); 0.5-ABS([.C167]-[.B1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8]-[.B168]) &gt;= 0; ([.C168]-[.B168]); 0.5-ABS([.C168]-[.B1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9]-[.B169]) &gt;= 0; ([.C169]-[.B169]); 1-ABS([.C169]-[.B1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0]-[.B170]) &gt;= 0; ([.C170]-[.B170]); 0.5-ABS([.C170]-[.B1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1]-[.B171]) &gt;= 0; ([.C171]-[.B171]); 1-ABS([.C171]-[.B171]))" office:value-type="time" office:time-value="PT00H00M00S" calcext:value-type="time">
            <text:p>00:00</text:p>
          </table:table-cell>
          <table:table-cell table:number-columns-repeated="6"/>
          <table:table-cell table:style-name="ce3"/>
          <table:table-cell table:number-columns-repeated="1013"/>
        </table:table-row>
        <table:table-row table:style-name="ro1">
          <table:table-cell table:number-columns-repeated="3"/>
          <table:table-cell table:formula="of:=IF(([.C172]-[.B172]) &gt;= 0; ([.C172]-[.B172]); 0.5-ABS([.C172]-[.B1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3]-[.B173]) &gt;= 0; ([.C173]-[.B173]); 0.5-ABS([.C173]-[.B1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4]-[.B174]) &gt;= 0; ([.C174]-[.B174]); 0.5-ABS([.C174]-[.B1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5]-[.B175]) &gt;= 0; ([.C175]-[.B175]); 1-ABS([.C175]-[.B1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6]-[.B176]) &gt;= 0; ([.C176]-[.B176]); 0.5-ABS([.C176]-[.B1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7]-[.B177]) &gt;= 0; ([.C177]-[.B177]); 1-ABS([.C177]-[.B1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8]-[.B178]) &gt;= 0; ([.C178]-[.B178]); 0.5-ABS([.C178]-[.B1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9]-[.B179]) &gt;= 0; ([.C179]-[.B179]); 1-ABS([.C179]-[.B1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0]-[.B180]) &gt;= 0; ([.C180]-[.B180]); 0.5-ABS([.C180]-[.B1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1]-[.B181]) &gt;= 0; ([.C181]-[.B181]); 0.5-ABS([.C181]-[.B1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2]-[.B182]) &gt;= 0; ([.C182]-[.B182]); 1-ABS([.C182]-[.B1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3]-[.B183]) &gt;= 0; ([.C183]-[.B183]); 0.5-ABS([.C183]-[.B1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4]-[.B184]) &gt;= 0; ([.C184]-[.B184]); 1-ABS([.C184]-[.B1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5]-[.B185]) &gt;= 0; ([.C185]-[.B185]); 0.5-ABS([.C185]-[.B1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6]-[.B186]) &gt;= 0; ([.C186]-[.B186]); 0.5-ABS([.C186]-[.B1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7]-[.B187]) &gt;= 0; ([.C187]-[.B187]); 1-ABS([.C187]-[.B1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8]-[.B188]) &gt;= 0; ([.C188]-[.B188]); 0.5-ABS([.C188]-[.B188]))" office:value-type="time" office:time-value="PT00H00M00S" calcext:value-type="time">
            <text:p>00:0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number-columns-repeated="3"/>
          <table:table-cell table:formula="of:=IF(([.C189]-[.B189]) &gt;= 0; ([.C189]-[.B189]); 0.5-ABS([.C189]-[.B189]))" office:value-type="time" office:time-value="PT00H00M00S" calcext:value-type="time">
            <text:p>00:00</text:p>
          </table:table-cell>
          <table:table-cell table:number-columns-repeated="3"/>
          <table:table-cell table:style-name="ce9"/>
          <table:table-cell table:number-columns-repeated="1016"/>
        </table:table-row>
        <table:table-row table:style-name="ro1">
          <table:table-cell table:number-columns-repeated="3"/>
          <table:table-cell table:formula="of:=IF(([.C190]-[.B190]) &gt;= 0; ([.C190]-[.B190]); 0.5-ABS([.C190]-[.B1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1]-[.B191]) &gt;= 0; ([.C191]-[.B191]); 0.5-ABS([.C191]-[.B1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2]-[.B192]) &gt;= 0; ([.C192]-[.B192]); 0.5-ABS([.C192]-[.B1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3]-[.B193]) &gt;= 0; ([.C193]-[.B193]); 0.5-ABS([.C193]-[.B1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4]-[.B194]) &gt;= 0; ([.C194]-[.B194]); 1-ABS([.C194]-[.B1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5]-[.B195]) &gt;= 0; ([.C195]-[.B195]); 0.5-ABS([.C195]-[.B1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6]-[.B196]) &gt;= 0; ([.C196]-[.B196]); 1-ABS([.C196]-[.B1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7]-[.B197]) &gt;= 0; ([.C197]-[.B197]); 0.5-ABS([.C197]-[.B1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8]-[.B198]) &gt;= 0; ([.C198]-[.B198]); 0.5-ABS([.C198]-[.B1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9]-[.B199]) &gt;= 0; ([.C199]-[.B199]); 1-ABS([.C199]-[.B1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0]-[.B200]) &gt;= 0; ([.C200]-[.B200]); 0.5-ABS([.C200]-[.B2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1]-[.B201]) &gt;= 0; ([.C201]-[.B201]); 0.5-ABS([.C201]-[.B2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2]-[.B202]) &gt;= 0; ([.C202]-[.B202]); 1-ABS([.C202]-[.B2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3]-[.B203]) &gt;= 0; ([.C203]-[.B203]); 0.5-ABS([.C203]-[.B2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4]-[.B204]) &gt;= 0; ([.C204]-[.B204]); 0.5-ABS([.C204]-[.B2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5]-[.B205]) &gt;= 0; ([.C205]-[.B205]); 1-ABS([.C205]-[.B2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6]-[.B206]) &gt;= 0; ([.C206]-[.B206]); 0.5-ABS([.C206]-[.B2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7]-[.B207]) &gt;= 0; ([.C207]-[.B207]); 1-ABS([.C207]-[.B2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8]-[.B208]) &gt;= 0; ([.C208]-[.B208]); 0.5-ABS([.C208]-[.B2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9]-[.B209]) &gt;= 0; ([.C209]-[.B209]); 1-ABS([.C209]-[.B2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0]-[.B210]) &gt;= 0; ([.C210]-[.B210]); 0.5-ABS([.C210]-[.B2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1]-[.B211]) &gt;= 0; ([.C211]-[.B211]); 0.5-ABS([.C211]-[.B2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2]-[.B212]) &gt;= 0; ([.C212]-[.B212]); 0.5-ABS([.C212]-[.B2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3]-[.B213]) &gt;= 0; ([.C213]-[.B213]); 1-ABS([.C213]-[.B2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4]-[.B214]) &gt;= 0; ([.C214]-[.B214]); 0.5-ABS([.C214]-[.B2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5]-[.B215]) &gt;= 0; ([.C215]-[.B215]); 0.5-ABS([.C215]-[.B2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6]-[.B216]) &gt;= 0; ([.C216]-[.B216]); 0.5-ABS([.C216]-[.B2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7]-[.B217]) &gt;= 0; ([.C217]-[.B217]); 1-ABS([.C217]-[.B2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8]-[.B218]) &gt;= 0; ([.C218]-[.B218]); 0.5-ABS([.C218]-[.B2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9]-[.B219]) &gt;= 0; ([.C219]-[.B219]); 0.5-ABS([.C219]-[.B219]))" office:value-type="time" office:time-value="PT00H00M00S" calcext:value-type="time">
            <text:p>00:00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formula="of:=IF(([.C220]-[.B220]) &gt;= 0; ([.C220]-[.B220]); 0.5-ABS([.C220]-[.B2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1]-[.B221]) &gt;= 0; ([.C221]-[.B221]); 1-ABS([.C221]-[.B2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2]-[.B222]) &gt;= 0; ([.C222]-[.B222]); 0.5-ABS([.C222]-[.B2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3]-[.B223]) &gt;= 0; ([.C223]-[.B223]); 1-ABS([.C223]-[.B2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4]-[.B224]) &gt;= 0; ([.C224]-[.B224]); 0.5-ABS([.C224]-[.B2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5]-[.B225]) &gt;= 0; ([.C225]-[.B225]); 1-ABS([.C225]-[.B2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6]-[.B226]) &gt;= 0; ([.C226]-[.B226]); 0.5-ABS([.C226]-[.B2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7]-[.B227]) &gt;= 0; ([.C227]-[.B227]); 1-ABS([.C227]-[.B2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8]-[.B228]) &gt;= 0; ([.C228]-[.B228]); 0.5-ABS([.C228]-[.B2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9]-[.B229]) &gt;= 0; ([.C229]-[.B229]); 0.5-ABS([.C229]-[.B2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0]-[.B230]) &gt;= 0; ([.C230]-[.B230]); 0.5-ABS([.C230]-[.B2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1]-[.B231]) &gt;= 0; ([.C231]-[.B231]); 1-ABS([.C231]-[.B2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2]-[.B232]) &gt;= 0; ([.C232]-[.B232]); 0.5-ABS([.C232]-[.B2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3]-[.B233]) &gt;= 0; ([.C233]-[.B233]); 1-ABS([.C233]-[.B2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4]-[.B234]) &gt;= 0; ([.C234]-[.B234]); 0.5-ABS([.C234]-[.B2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5]-[.B235]) &gt;= 0; ([.C235]-[.B235]); 1-ABS([.C235]-[.B2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6]-[.B236]) &gt;= 0; ([.C236]-[.B236]); 0.5-ABS([.C236]-[.B2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7]-[.B237]) &gt;= 0; ([.C237]-[.B237]); 1-ABS([.C237]-[.B2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8]-[.B238]) &gt;= 0; ([.C238]-[.B238]); 0.5-ABS([.C238]-[.B2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9]-[.B239]) &gt;= 0; ([.C239]-[.B239]); 0.5-ABS([.C239]-[.B2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0]-[.B240]) &gt;= 0; ([.C240]-[.B240]); 0.5-ABS([.C240]-[.B2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1]-[.B241]) &gt;= 0; ([.C241]-[.B241]); 0.5-ABS([.C241]-[.B2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2]-[.B242]) &gt;= 0; ([.C242]-[.B242]); 1-ABS([.C242]-[.B2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3]-[.B243]) &gt;= 0; ([.C243]-[.B243]); 0.5-ABS([.C243]-[.B2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4]-[.B244]) &gt;= 0; ([.C244]-[.B244]); 0.5-ABS([.C244]-[.B2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5]-[.B245]) &gt;= 0; ([.C245]-[.B245]); 0.5-ABS([.C245]-[.B2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6]-[.B246]) &gt;= 0; ([.C246]-[.B246]); 0.5-ABS([.C246]-[.B2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7]-[.B247]) &gt;= 0; ([.C247]-[.B247]); 0.5-ABS([.C247]-[.B2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8]-[.B248]) &gt;= 0; ([.C248]-[.B248]); 0.5-ABS([.C248]-[.B2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9]-[.B249]) &gt;= 0; ([.C249]-[.B249]); 0.5-ABS([.C249]-[.B2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0]-[.B250]) &gt;= 0; ([.C250]-[.B250]); 0.5-ABS([.C250]-[.B2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1]-[.B251]) &gt;= 0; ([.C251]-[.B251]); 0.5-ABS([.C251]-[.B2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2]-[.B252]) &gt;= 0; ([.C252]-[.B252]); 0.5-ABS([.C252]-[.B2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3]-[.B253]) &gt;= 0; ([.C253]-[.B253]); 0.5-ABS([.C253]-[.B2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4]-[.B254]) &gt;= 0; ([.C254]-[.B254]); 0.5-ABS([.C254]-[.B2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5]-[.B255]) &gt;= 0; ([.C255]-[.B255]); 0.5-ABS([.C255]-[.B2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6]-[.B256]) &gt;= 0; ([.C256]-[.B256]); 0.5-ABS([.C256]-[.B2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7]-[.B257]) &gt;= 0; ([.C257]-[.B257]); 0.5-ABS([.C257]-[.B2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8]-[.B258]) &gt;= 0; ([.C258]-[.B258]); 0.5-ABS([.C258]-[.B2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9]-[.B259]) &gt;= 0; ([.C259]-[.B259]); 0.5-ABS([.C259]-[.B2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0]-[.B260]) &gt;= 0; ([.C260]-[.B260]); 0.5-ABS([.C260]-[.B2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1]-[.B261]) &gt;= 0; ([.C261]-[.B261]); 0.5-ABS([.C261]-[.B2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2]-[.B262]) &gt;= 0; ([.C262]-[.B262]); 0.5-ABS([.C262]-[.B2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3]-[.B263]) &gt;= 0; ([.C263]-[.B263]); 0.5-ABS([.C263]-[.B2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4]-[.B264]) &gt;= 0; ([.C264]-[.B264]); 0.5-ABS([.C264]-[.B2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5]-[.B265]) &gt;= 0; ([.C265]-[.B265]); 0.5-ABS([.C265]-[.B2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6]-[.B266]) &gt;= 0; ([.C266]-[.B266]); 0.5-ABS([.C266]-[.B2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7]-[.B267]) &gt;= 0; ([.C267]-[.B267]); 0.5-ABS([.C267]-[.B2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8]-[.B268]) &gt;= 0; ([.C268]-[.B268]); 0.5-ABS([.C268]-[.B2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9]-[.B269]) &gt;= 0; ([.C269]-[.B269]); 0.5-ABS([.C269]-[.B2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0]-[.B270]) &gt;= 0; ([.C270]-[.B270]); 0.5-ABS([.C270]-[.B2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1]-[.B271]) &gt;= 0; ([.C271]-[.B271]); 0.5-ABS([.C271]-[.B2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2]-[.B272]) &gt;= 0; ([.C272]-[.B272]); 0.5-ABS([.C272]-[.B2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3]-[.B273]) &gt;= 0; ([.C273]-[.B273]); 0.5-ABS([.C273]-[.B2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4]-[.B274]) &gt;= 0; ([.C274]-[.B274]); 0.5-ABS([.C274]-[.B2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5]-[.B275]) &gt;= 0; ([.C275]-[.B275]); 0.5-ABS([.C275]-[.B2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6]-[.B276]) &gt;= 0; ([.C276]-[.B276]); 0.5-ABS([.C276]-[.B2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7]-[.B277]) &gt;= 0; ([.C277]-[.B277]); 0.5-ABS([.C277]-[.B2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8]-[.B278]) &gt;= 0; ([.C278]-[.B278]); 0.5-ABS([.C278]-[.B2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4:54:51.1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03T12:53:41.253000000</meta:creation-date>
    <dc:date>2021-06-29T14:55:12.473000000</dc:date>
    <meta:editing-duration>P136DT13H56M</meta:editing-duration>
    <meta:editing-cycles>462</meta:editing-cycles>
    <meta:generator>LibreOffice/7.1.4.2$Windows_X86_64 LibreOffice_project/a529a4fab45b75fefc5b6226684193eb000654f6</meta:generator>
    <meta:document-statistic meta:table-count="1" meta:cell-count="314" meta:object-count="0"/>
  </office:meta>
</office:document-meta>
</file>